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1.765cm" fo:min-width="13.486cm"/>
    </style:style>
    <style:style style:name="gr4" style:family="graphic" style:parent-style-name="standard">
      <style:graphic-properties draw:textarea-horizontal-align="justify" draw:textarea-vertical-align="middle" draw:auto-grow-height="false" fo:min-height="3.775cm" fo:min-width="5.13cm"/>
    </style:style>
    <style:style style:name="gr5" style:family="graphic" style:parent-style-name="standard">
      <style:graphic-properties draw:textarea-horizontal-align="justify" draw:textarea-vertical-align="middle" draw:auto-grow-height="false" fo:min-height="4.625cm" fo:min-width="11.375cm" fo:wrap-option="no-wrap"/>
    </style:style>
    <style:style style:name="gr6" style:family="graphic" style:parent-style-name="standard">
      <style:graphic-properties draw:fill-color="#ff0000" draw:textarea-vertical-align="middle" draw:auto-grow-height="false" fo:min-height="4.369cm" fo:min-width="6.06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y Test1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Hier steht etwas Text</text:p>
          </draw:text-box>
        </draw:frame>
        <draw:frame draw:style-name="gr1" draw:text-style-name="P2" draw:layer="layout" svg:width="3.647cm" svg:height="0.962cm" svg:x="6.102cm" svg:y="6.533cm">
          <draw:text-box>
            <text:p>Was neues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3" draw:text-style-name="P3" draw:layer="layout" svg:width="13.986cm" svg:height="12.015cm" svg:x="8.288cm" svg:y="6.1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258cm" svg:height="8.049cm" svg:x="2.754cm" svg:y="4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5" draw:text-style-name="P3" draw:layer="layout" svg:width="12.825cm" svg:height="5.265cm" svg:x="9.017cm" svg:y="6.911cm">
          <text:p text:style-name="P3">Ohh yeah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5" draw:text-style-name="P3" draw:layer="layout" svg:width="12.825cm" svg:height="5.265cm" svg:x="9.017cm" svg:y="6.911cm">
          <text:p text:style-name="P3">Ohh yeah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7.387cm" svg:height="13.85cm" svg:x="1.782cm" svg:y="5.64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49:28.060077075</dc:date>
    <meta:editing-duration>PT18M19S</meta:editing-duration>
    <meta:editing-cycles>6</meta:editing-cycles>
    <meta:generator>LibreOffice/5.1.2.2$Linux_X86_64 LibreOffice_project/10m0$Build-2</meta:generator>
    <meta:document-statistic meta:object-count="52"/>
  </office:meta>
</office:document-meta>
</file>